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751cm" svg:y="0.54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MidPivo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326" calcext:value-type="float">
            <text:p>0.32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539" calcext:value-type="float">
            <text:p>0.53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766" calcext:value-type="float">
            <text:p>0.76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983" calcext:value-type="float">
            <text:p>0.98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282" calcext:value-type="float">
            <text:p>2.282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5.381" calcext:value-type="float">
            <text:p>5.381</text:p>
          </table:table-cell>
          <table:table-cell office:value-type="float" office:value="1.195" calcext:value-type="float">
            <text:p>1.195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8.786" calcext:value-type="float">
            <text:p>8.786</text:p>
          </table:table-cell>
          <table:table-cell office:value-type="float" office:value="1.865" calcext:value-type="float">
            <text:p>1.865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2.65" calcext:value-type="float">
            <text:p>12.65</text:p>
          </table:table-cell>
          <table:table-cell office:value-type="float" office:value="2.579" calcext:value-type="float">
            <text:p>2.579</text:p>
          </table:table-cell>
          <table:table-cell office:value-type="float" office:value="2.867" calcext:value-type="float">
            <text:p>2.867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7.134" calcext:value-type="float">
            <text:p>17.134</text:p>
          </table:table-cell>
          <table:table-cell office:value-type="float" office:value="3.421" calcext:value-type="float">
            <text:p>3.421</text:p>
          </table:table-cell>
          <table:table-cell office:value-type="float" office:value="3.753" calcext:value-type="float">
            <text:p>3.753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20:08.315164089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9">
                <text:p>0.01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3">
                <text:p>0.03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4">
                <text:p>0.044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8">
                <text:p>0.058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35">
                <text:p>0.135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26">
                <text:p>0.326</text:p>
              </table:table-cell>
              <table:table-cell office:value-type="float" office:value="0.096">
                <text:p>0.09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39">
                <text:p>0.539</text:p>
              </table:table-cell>
              <table:table-cell office:value-type="float" office:value="0.149">
                <text:p>0.14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66">
                <text:p>0.766</text:p>
              </table:table-cell>
              <table:table-cell office:value-type="float" office:value="0.205">
                <text:p>0.205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83">
                <text:p>0.983</text:p>
              </table:table-cell>
              <table:table-cell office:value-type="float" office:value="0.259">
                <text:p>0.25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282">
                <text:p>2.282</text:p>
              </table:table-cell>
              <table:table-cell office:value-type="float" office:value="0.566">
                <text:p>0.566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5.381">
                <text:p>5.381</text:p>
              </table:table-cell>
              <table:table-cell office:value-type="float" office:value="1.195">
                <text:p>1.195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786">
                <text:p>8.786</text:p>
              </table:table-cell>
              <table:table-cell office:value-type="float" office:value="1.865">
                <text:p>1.865</text:p>
              </table:table-cell>
              <table:table-cell office:value-type="float" office:value="2.098">
                <text:p>2.098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2.65">
                <text:p>12.65</text:p>
              </table:table-cell>
              <table:table-cell office:value-type="float" office:value="2.579">
                <text:p>2.579</text:p>
              </table:table-cell>
              <table:table-cell office:value-type="float" office:value="2.867">
                <text:p>2.8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7.134">
                <text:p>17.134</text:p>
              </table:table-cell>
              <table:table-cell office:value-type="float" office:value="3.421">
                <text:p>3.421</text:p>
              </table:table-cell>
              <table:table-cell office:value-type="float" office:value="3.753">
                <text:p>3.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